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20000009954574912.jpg"/>
  <manifest:file-entry manifest:media-type="image/png" manifest:full-path="Pictures/10000201000000F9000000C9A51B6CE3.png"/>
  <manifest:file-entry manifest:media-type="" manifest:full-path="Pictures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67cm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4" style:family="paragraph">
      <style:paragraph-properties fo:margin-left="0cm" fo:margin-right="0cm" fo:text-align="center" fo:text-indent="0cm"/>
      <style:text-properties fo:color="#00ae00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ae00"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6.925cm" svg:height="1.294cm" svg:x="27.56cm" svg:y="1.021cm">
          <draw:image xlink:href="Pictures/10000000000003320000009954574912.jpg" xlink:type="simple" xlink:show="embed" xlink:actuate="onLoad">
            <text:p/>
          </draw:image>
        </draw:frame>
        <draw:frame draw:style-name="gr2" draw:layer="layout" svg:width="11.721cm" svg:height="2.289cm" svg:x="22.838cm" svg:y="2.5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.524cm" svg:height="1.245cm" svg:x="25.722cm" svg:y="1.046cm">
          <draw:image xlink:href="Pictures/10000201000000F9000000C9A51B6CE3.png" xlink:type="simple" xlink:show="embed" xlink:actuate="onLoad">
            <text:p/>
          </draw:image>
        </draw:frame>
        <draw:rect draw:style-name="gr3" draw:text-style-name="P1" draw:id="id2" draw:layer="layout" svg:width="0.847cm" svg:height="0.846cm" svg:x="7.774cm" svg:y="3.964cm">
          <text:p/>
        </draw:rect>
        <draw:connector draw:style-name="gr4" draw:text-style-name="P1" draw:layer="layout" draw:type="line" svg:x1="8.197cm" svg:y1="3.117cm" svg:x2="8.197cm" svg:y2="3.964cm" draw:start-shape="id1" draw:start-glue-point="2" draw:end-shape="id2" draw:end-glue-point="0" svg:d="m8197 3117v847">
          <text:p/>
        </draw:connector>
        <draw:circle draw:style-name="gr3" draw:text-style-name="P1" draw:id="id3" draw:layer="layout" svg:width="0.846cm" svg:height="0.846cm" svg:x="7.775cm" svg:y="5.658cm">
          <text:p/>
        </draw:circle>
        <draw:connector draw:style-name="gr4" draw:text-style-name="P1" draw:layer="layout" draw:type="line" svg:x1="8.197cm" svg:y1="4.81cm" svg:x2="8.198cm" svg:y2="5.658cm" draw:start-shape="id2" draw:start-glue-point="2" draw:end-shape="id3" draw:end-glue-point="0" svg:d="m8197 4810 1 848">
          <text:p/>
        </draw:connector>
        <draw:connector draw:style-name="gr4" draw:text-style-name="P1" draw:layer="layout" draw:type="line" svg:x1="8.198cm" svg:y1="6.504cm" svg:x2="6.927cm" svg:y2="7.351cm" draw:start-shape="id3" draw:start-glue-point="2" draw:end-shape="id4" draw:end-glue-point="0" svg:d="m8198 6504-1271 847">
          <text:p/>
        </draw:connector>
        <draw:frame draw:style-name="gr5" draw:text-style-name="P3" draw:layer="layout" svg:width="1.095cm" svg:height="0.489cm" svg:x="8.621cm" svg:y="3.964cm">
          <draw:text-box>
            <text:p text:style-name="P2"><text:span text:style-name="T1">actor1</text:span></text:p>
          </draw:text-box>
        </draw:frame>
        <draw:frame draw:style-name="gr6" draw:text-style-name="P4" draw:layer="layout" svg:width="1.332cm" svg:height="0.727cm" svg:x="6.504cm" svg:y="3.964cm">
          <draw:text-box>
            <text:p text:style-name="P2"><text:span text:style-name="T2">t0:</text:span></text:p>
            <text:p text:style-name="P2"><text:span text:style-name="T2">enterdoc</text:span></text:p>
          </draw:text-box>
        </draw:frame>
        <draw:g draw:id="id1">
          <draw:circle draw:style-name="gr3" draw:text-style-name="P1" draw:layer="layout" svg:width="0.846cm" svg:height="0.846cm" svg:x="7.774cm" svg:y="2.271cm">
            <text:p/>
          </draw:circle>
          <draw:circle draw:style-name="gr7" draw:text-style-name="P1" draw:layer="layout" svg:width="0.423cm" svg:height="0.424cm" svg:x="7.986cm" svg:y="2.482cm">
            <text:p/>
          </draw:circle>
        </draw:g>
        <draw:rect draw:style-name="gr3" draw:text-style-name="P1" draw:id="id5" draw:layer="layout" svg:width="0.847cm" svg:height="0.846cm" svg:x="9.044cm" svg:y="7.351cm">
          <text:p/>
        </draw:rect>
        <draw:rect draw:style-name="gr3" draw:text-style-name="P1" draw:id="id4" draw:layer="layout" svg:width="0.847cm" svg:height="0.846cm" svg:x="6.504cm" svg:y="7.351cm">
          <text:p/>
        </draw:rect>
        <draw:connector draw:style-name="gr4" draw:text-style-name="P1" draw:layer="layout" draw:type="line" svg:x1="8.198cm" svg:y1="6.504cm" svg:x2="9.467cm" svg:y2="7.351cm" draw:start-shape="id3" draw:start-glue-point="2" draw:end-shape="id5" draw:end-glue-point="0" svg:d="m8198 6504 1269 847">
          <text:p/>
        </draw:connector>
        <draw:frame draw:style-name="gr6" draw:text-style-name="P4" draw:layer="layout" svg:width="1.319cm" svg:height="0.727cm" svg:x="5.185cm" svg:y="7.351cm">
          <draw:text-box>
            <text:p text:style-name="P2"><text:span text:style-name="T2">t1:</text:span></text:p>
            <text:p text:style-name="P2"><text:span text:style-name="T2">deny-1st</text:span></text:p>
          </draw:text-box>
        </draw:frame>
        <draw:frame draw:style-name="gr6" draw:text-style-name="P4" draw:layer="layout" svg:width="1.484cm" svg:height="0.727cm" svg:x="7.56cm" svg:y="7.351cm">
          <draw:text-box>
            <text:p text:style-name="P2"><text:span text:style-name="T2">t2:</text:span></text:p>
            <text:p text:style-name="P2"><text:span text:style-name="T2">accept-1st</text:span></text:p>
          </draw:text-box>
        </draw:frame>
        <draw:frame draw:style-name="gr5" draw:text-style-name="P3" draw:layer="layout" svg:width="1.095cm" svg:height="0.489cm" svg:x="9.891cm" svg:y="7.351cm">
          <draw:text-box>
            <text:p text:style-name="P2"><text:span text:style-name="T1">actor2</text:span></text:p>
          </draw:text-box>
        </draw:frame>
        <draw:frame draw:style-name="gr5" draw:text-style-name="P3" draw:layer="layout" svg:width="0.739cm" svg:height="0.489cm" svg:x="7.035cm" svg:y="2.271cm">
          <draw:text-box>
            <text:p text:style-name="P2"><text:span text:style-name="T1">p0</text:span></text:p>
          </draw:text-box>
        </draw:frame>
        <draw:frame draw:style-name="gr5" draw:text-style-name="P3" draw:layer="layout" svg:width="0.739cm" svg:height="0.489cm" svg:x="7.035cm" svg:y="5.657cm">
          <draw:text-box>
            <text:p text:style-name="P2"><text:span text:style-name="T1">p1</text:span></text:p>
          </draw:text-box>
        </draw:frame>
        <draw:circle draw:style-name="gr3" draw:text-style-name="P1" draw:id="id6" draw:layer="layout" svg:width="0.846cm" svg:height="0.846cm" svg:x="6.505cm" svg:y="9.045cm">
          <text:p/>
        </draw:circle>
        <draw:rect draw:style-name="gr3" draw:text-style-name="P1" draw:id="id7" draw:layer="layout" svg:width="0.847cm" svg:height="0.846cm" svg:x="6.504cm" svg:y="10.738cm">
          <text:p/>
        </draw:rect>
        <draw:connector draw:style-name="gr4" draw:text-style-name="P1" draw:layer="layout" draw:type="line" svg:x1="6.927cm" svg:y1="8.197cm" svg:x2="6.928cm" svg:y2="9.045cm" draw:start-shape="id4" draw:start-glue-point="2" draw:end-shape="id6" draw:end-glue-point="0" svg:d="m6927 8197 1 848">
          <text:p/>
        </draw:connector>
        <draw:connector draw:style-name="gr4" draw:text-style-name="P1" draw:layer="layout" draw:type="line" svg:x1="6.928cm" svg:y1="9.891cm" svg:x2="6.927cm" svg:y2="10.738cm" draw:start-shape="id6" draw:start-glue-point="2" draw:end-shape="id7" draw:end-glue-point="0" svg:d="m6928 9891-1 847">
          <text:p/>
        </draw:connector>
        <draw:frame draw:style-name="gr5" draw:text-style-name="P3" draw:layer="layout" svg:width="0.739cm" svg:height="0.489cm" svg:x="5.765cm" svg:y="9.044cm">
          <draw:text-box>
            <text:p text:style-name="P2"><text:span text:style-name="T1">p2</text:span></text:p>
          </draw:text-box>
        </draw:frame>
        <draw:circle draw:style-name="gr3" draw:text-style-name="P1" draw:id="id8" draw:layer="layout" svg:width="0.846cm" svg:height="0.846cm" svg:x="6.505cm" svg:y="15.818cm">
          <text:p/>
        </draw:circle>
        <draw:connector draw:style-name="gr4" draw:text-style-name="P1" draw:layer="layout" draw:type="line" svg:x1="6.927cm" svg:y1="11.584cm" svg:x2="6.928cm" svg:y2="15.818cm" draw:start-shape="id7" draw:end-shape="id8" draw:end-glue-point="0" svg:d="m6927 11584 1 4234">
          <text:p/>
        </draw:connector>
        <draw:frame draw:style-name="gr5" draw:text-style-name="P3" draw:layer="layout" svg:width="0.739cm" svg:height="0.489cm" svg:x="5.765cm" svg:y="15.817cm">
          <draw:text-box>
            <text:p text:style-name="P2"><text:span text:style-name="T1">p4</text:span></text:p>
          </draw:text-box>
        </draw:frame>
        <draw:circle draw:style-name="gr3" draw:text-style-name="P1" draw:id="id9" draw:layer="layout" svg:width="0.846cm" svg:height="0.846cm" svg:x="10.315cm" svg:y="9.044cm">
          <text:p/>
        </draw:circle>
        <draw:connector draw:style-name="gr4" draw:text-style-name="P1" draw:layer="layout" draw:type="line" svg:x1="9.467cm" svg:y1="8.197cm" svg:x2="10.738cm" svg:y2="9.044cm" draw:start-shape="id5" draw:start-glue-point="2" draw:end-shape="id9" draw:end-glue-point="0" svg:d="m9467 8197 1271 847">
          <text:p/>
        </draw:connector>
        <draw:g>
          <draw:frame draw:style-name="gr6" draw:text-style-name="P4" draw:layer="layout" svg:width="1.78cm" svg:height="0.727cm" svg:x="4.724cm" svg:y="10.434cm">
            <draw:text-box>
              <text:p text:style-name="P2"><text:span text:style-name="T2">t3:</text:span></text:p>
              <text:p text:style-name="P2"><text:span text:style-name="T2">deny-1st-mail</text:span></text:p>
            </draw:text-box>
          </draw:frame>
          <draw:frame draw:style-name="gr5" draw:text-style-name="P3" draw:layer="layout" svg:width="1.116cm" svg:height="0.489cm" svg:x="5.056cm" svg:y="11.095cm">
            <draw:text-box>
              <text:p text:style-name="P2"><text:span text:style-name="T1">actorX</text:span></text:p>
            </draw:text-box>
          </draw:frame>
        </draw:g>
        <draw:rect draw:style-name="gr3" draw:text-style-name="P1" draw:id="id11" draw:layer="layout" svg:width="0.847cm" svg:height="0.846cm" svg:x="11.584cm" svg:y="10.737cm">
          <text:p/>
        </draw:rect>
        <draw:rect draw:style-name="gr3" draw:text-style-name="P1" draw:id="id10" draw:layer="layout" svg:width="0.847cm" svg:height="0.846cm" svg:x="9.044cm" svg:y="10.737cm">
          <text:p/>
        </draw:rect>
        <draw:connector draw:style-name="gr4" draw:text-style-name="P1" draw:layer="layout" draw:type="line" svg:x1="10.738cm" svg:y1="9.89cm" svg:x2="9.467cm" svg:y2="10.737cm" draw:start-shape="id9" draw:start-glue-point="2" draw:end-shape="id10" draw:end-glue-point="0" svg:d="m10738 9890-1271 847">
          <text:p/>
        </draw:connector>
        <draw:connector draw:style-name="gr4" draw:text-style-name="P1" draw:layer="layout" draw:type="line" svg:x1="10.738cm" svg:y1="9.89cm" svg:x2="12.007cm" svg:y2="10.737cm" draw:start-shape="id9" draw:start-glue-point="2" draw:end-shape="id11" draw:end-glue-point="0" svg:d="m10738 9890 1269 847">
          <text:p/>
        </draw:connector>
        <draw:frame draw:style-name="gr6" draw:text-style-name="P4" draw:layer="layout" svg:width="1.319cm" svg:height="0.727cm" svg:x="7.725cm" svg:y="10.737cm">
          <draw:text-box>
            <text:p text:style-name="P2"><text:span text:style-name="T2">t4:</text:span></text:p>
            <text:p text:style-name="P2"><text:span text:style-name="T2">deny-2st</text:span></text:p>
          </draw:text-box>
        </draw:frame>
        <draw:frame draw:style-name="gr6" draw:text-style-name="P4" draw:layer="layout" svg:width="1.484cm" svg:height="0.727cm" svg:x="10.1cm" svg:y="10.737cm">
          <draw:text-box>
            <text:p text:style-name="P2"><text:span text:style-name="T2">t5:</text:span></text:p>
            <text:p text:style-name="P2"><text:span text:style-name="T2">accept-2st</text:span></text:p>
          </draw:text-box>
        </draw:frame>
        <draw:frame draw:style-name="gr5" draw:text-style-name="P3" draw:layer="layout" svg:width="1.095cm" svg:height="0.489cm" svg:x="12.431cm" svg:y="10.737cm">
          <draw:text-box>
            <text:p text:style-name="P2"><text:span text:style-name="T1">actor3</text:span></text:p>
          </draw:text-box>
        </draw:frame>
        <draw:circle draw:style-name="gr3" draw:text-style-name="P1" draw:id="id12" draw:layer="layout" svg:width="0.846cm" svg:height="0.846cm" svg:x="9.044cm" svg:y="12.431cm">
          <text:p/>
        </draw:circle>
        <draw:circle draw:style-name="gr3" draw:text-style-name="P1" draw:id="id13" draw:layer="layout" svg:width="0.846cm" svg:height="0.846cm" svg:x="11.584cm" svg:y="12.431cm">
          <text:p/>
        </draw:circle>
        <draw:connector draw:style-name="gr4" draw:text-style-name="P1" draw:layer="layout" draw:type="line" svg:x1="9.467cm" svg:y1="11.583cm" svg:x2="9.467cm" svg:y2="12.431cm" draw:start-shape="id10" draw:start-glue-point="2" draw:end-shape="id12" draw:end-glue-point="0" svg:d="m9467 11583v848">
          <text:p/>
        </draw:connector>
        <draw:connector draw:style-name="gr4" draw:text-style-name="P1" draw:layer="layout" draw:type="line" svg:x1="12.007cm" svg:y1="11.583cm" svg:x2="12.007cm" svg:y2="12.431cm" draw:start-shape="id11" draw:start-glue-point="2" draw:end-shape="id13" draw:end-glue-point="0" svg:d="m12007 11583v848">
          <text:p/>
        </draw:connector>
        <draw:frame draw:style-name="gr5" draw:text-style-name="P3" draw:layer="layout" svg:width="0.739cm" svg:height="0.489cm" svg:x="8.305cm" svg:y="12.365cm">
          <draw:text-box>
            <text:p text:style-name="P2"><text:span text:style-name="T1">p5</text:span></text:p>
          </draw:text-box>
        </draw:frame>
        <draw:frame draw:style-name="gr5" draw:text-style-name="P3" draw:layer="layout" svg:width="0.739cm" svg:height="0.489cm" svg:x="10.845cm" svg:y="12.365cm">
          <draw:text-box>
            <text:p text:style-name="P2"><text:span text:style-name="T1">p6</text:span></text:p>
          </draw:text-box>
        </draw:frame>
        <draw:rect draw:style-name="gr3" draw:text-style-name="P1" draw:id="id14" draw:layer="layout" svg:width="0.847cm" svg:height="0.846cm" svg:x="9.044cm" svg:y="14.124cm">
          <text:p/>
        </draw:rect>
        <draw:g>
          <draw:frame draw:style-name="gr6" draw:text-style-name="P4" draw:layer="layout" svg:width="1.78cm" svg:height="0.727cm" svg:x="7.264cm" svg:y="13.821cm">
            <draw:text-box>
              <text:p text:style-name="P2"><text:span text:style-name="T2">t6:</text:span></text:p>
              <text:p text:style-name="P2"><text:span text:style-name="T2">deny-2st-mail</text:span></text:p>
            </draw:text-box>
          </draw:frame>
          <draw:frame draw:style-name="gr5" draw:text-style-name="P3" draw:layer="layout" svg:width="1.116cm" svg:height="0.489cm" svg:x="7.596cm" svg:y="14.482cm">
            <draw:text-box>
              <text:p text:style-name="P2"><text:span text:style-name="T1">actorX</text:span></text:p>
            </draw:text-box>
          </draw:frame>
        </draw:g>
        <draw:connector draw:style-name="gr4" draw:text-style-name="P1" draw:layer="layout" draw:type="line" svg:x1="9.467cm" svg:y1="13.277cm" svg:x2="9.467cm" svg:y2="14.124cm" draw:start-shape="id12" draw:start-glue-point="2" draw:end-shape="id14" draw:end-glue-point="0" svg:d="m9467 13277v847">
          <text:p/>
        </draw:connector>
        <draw:connector draw:style-name="gr4" draw:text-style-name="P1" draw:layer="layout" draw:type="line" svg:x1="9.467cm" svg:y1="14.97cm" svg:x2="6.928cm" svg:y2="15.818cm" draw:start-shape="id14" draw:start-glue-point="2" draw:end-shape="id8" draw:end-glue-point="0" svg:d="m9467 14970-2539 848">
          <text:p/>
        </draw:connector>
        <draw:rect draw:style-name="gr3" draw:text-style-name="P1" draw:id="id15" draw:layer="layout" svg:width="0.847cm" svg:height="0.846cm" svg:x="11.584cm" svg:y="14.125cm">
          <text:p/>
        </draw:rect>
        <draw:connector draw:style-name="gr4" draw:text-style-name="P1" draw:layer="layout" draw:type="line" svg:x1="12.007cm" svg:y1="13.277cm" svg:x2="12.007cm" svg:y2="14.125cm" draw:start-shape="id13" draw:end-shape="id15" draw:end-glue-point="0" svg:d="m12007 13277v848">
          <text:p/>
        </draw:connector>
        <draw:circle draw:style-name="gr3" draw:text-style-name="P1" draw:id="id16" draw:layer="layout" svg:width="0.846cm" svg:height="0.846cm" svg:x="11.585cm" svg:y="15.817cm">
          <text:p/>
        </draw:circle>
        <draw:connector draw:style-name="gr4" draw:text-style-name="P1" draw:layer="layout" draw:type="line" svg:x1="12.007cm" svg:y1="14.971cm" svg:x2="12.008cm" svg:y2="15.817cm" draw:start-shape="id15" draw:start-glue-point="2" draw:end-shape="id16" draw:end-glue-point="0" svg:d="m12007 14971 1 846">
          <text:p/>
        </draw:connector>
        <draw:frame draw:style-name="gr5" draw:text-style-name="P3" draw:layer="layout" svg:width="0.739cm" svg:height="0.489cm" svg:x="10.845cm" svg:y="15.752cm">
          <draw:text-box>
            <text:p text:style-name="P2"><text:span text:style-name="T1">p7</text:span></text:p>
          </draw:text-box>
        </draw:frame>
        <draw:g>
          <draw:frame draw:style-name="gr6" draw:text-style-name="P4" draw:layer="layout" svg:width="1.59cm" svg:height="0.727cm" svg:x="12.431cm" svg:y="13.821cm">
            <draw:text-box>
              <text:p text:style-name="P2"><text:span text:style-name="T2">t7:</text:span></text:p>
              <text:p text:style-name="P2"><text:span text:style-name="T2">accept-mail</text:span></text:p>
            </draw:text-box>
          </draw:frame>
          <draw:frame draw:style-name="gr5" draw:text-style-name="P3" draw:layer="layout" svg:width="1.116cm" svg:height="0.489cm" svg:x="12.668cm" svg:y="14.482cm">
            <draw:text-box>
              <text:p text:style-name="P2"><text:span text:style-name="T1">actorX</text:span></text:p>
            </draw:text-box>
          </draw:frame>
        </draw:g>
        <draw:frame draw:style-name="gr5" draw:text-style-name="P3" draw:layer="layout" svg:width="0.739cm" svg:height="0.489cm" svg:x="9.575cm" svg:y="9.044cm">
          <draw:text-box>
            <text:p text:style-name="P2"><text:span text:style-name="T1">p3</text:span></text:p>
          </draw:text-box>
        </draw:frame>
        <draw:rect draw:style-name="gr8" draw:text-style-name="P1" draw:layer="layout" svg:width="4.233cm" svg:height="1.694cm" draw:transform="rotate (3.1415926535892) translate (10.314cm 8.621cm)">
          <text:p/>
        </draw:rect>
        <draw:rect draw:style-name="gr8" draw:text-style-name="P1" draw:layer="layout" svg:width="4.233cm" svg:height="1.694cm" draw:transform="rotate (3.1415926535892) translate (12.854cm 12.008cm)">
          <text:p/>
        </draw:rect>
        <draw:rect draw:style-name="gr3" draw:text-style-name="P1" draw:id="id17" draw:layer="layout" svg:width="0.847cm" svg:height="0.846cm" svg:x="16.664cm" svg:y="10.737cm">
          <text:p/>
        </draw:rect>
        <draw:connector draw:style-name="gr4" draw:text-style-name="P1" draw:layer="layout" svg:x1="8.621cm" svg:y1="6.081cm" svg:x2="17.087cm" svg:y2="10.737cm" draw:start-shape="id3" draw:start-glue-point="1" draw:end-shape="id17" draw:end-glue-point="0" svg:d="m8621 6081h8466v4656">
          <text:p/>
        </draw:connector>
        <draw:circle draw:style-name="gr3" draw:text-style-name="P1" draw:id="id19" draw:layer="layout" svg:width="0.846cm" svg:height="0.846cm" svg:x="15.394cm" svg:y="12.431cm">
          <text:p/>
        </draw:circle>
        <draw:rect draw:style-name="gr3" draw:text-style-name="P1" draw:id="id18" draw:layer="layout" svg:width="0.847cm" svg:height="0.846cm" svg:x="14.124cm" svg:y="10.737cm">
          <text:p/>
        </draw:rect>
        <draw:connector draw:style-name="gr4" draw:text-style-name="P1" draw:layer="layout" svg:x1="11.161cm" svg:y1="9.467cm" svg:x2="14.547cm" svg:y2="10.737cm" draw:start-shape="id9" draw:start-glue-point="1" draw:end-shape="id18" draw:end-glue-point="0" svg:d="m11161 9467h3386v1270">
          <text:p/>
        </draw:connector>
        <draw:connector draw:style-name="gr4" draw:text-style-name="P1" draw:layer="layout" draw:type="line" svg:x1="14.547cm" svg:y1="11.583cm" svg:x2="15.817cm" svg:y2="12.431cm" draw:start-shape="id18" draw:start-glue-point="2" draw:end-shape="id19" draw:end-glue-point="0" svg:d="m14547 11583 1270 848">
          <text:p/>
        </draw:connector>
        <draw:connector draw:style-name="gr4" draw:text-style-name="P1" draw:layer="layout" draw:type="line" svg:x1="17.087cm" svg:y1="11.583cm" svg:x2="15.817cm" svg:y2="12.431cm" draw:start-shape="id17" draw:start-glue-point="2" draw:end-shape="id19" draw:end-glue-point="0" svg:d="m17087 11583-1270 848">
          <text:p/>
        </draw:connector>
        <draw:g>
          <draw:frame draw:style-name="gr5" draw:text-style-name="P3" draw:layer="layout" svg:width="1.095cm" svg:height="0.489cm" svg:x="15.041cm" svg:y="11.095cm">
            <draw:text-box>
              <text:p text:style-name="P2"><text:span text:style-name="T1">actor1</text:span></text:p>
            </draw:text-box>
          </draw:frame>
          <draw:frame draw:style-name="gr6" draw:text-style-name="P4" draw:layer="layout" svg:width="1.234cm" svg:height="0.727cm" svg:x="14.971cm" svg:y="10.434cm">
            <draw:text-box>
              <text:p text:style-name="P2"><text:span text:style-name="T2">t8:</text:span></text:p>
              <text:p text:style-name="P2"><text:span text:style-name="T2">cancel2</text:span></text:p>
            </draw:text-box>
          </draw:frame>
        </draw:g>
        <draw:g>
          <draw:frame draw:style-name="gr5" draw:text-style-name="P3" draw:layer="layout" svg:width="1.095cm" svg:height="0.489cm" svg:x="17.581cm" svg:y="11.095cm">
            <draw:text-box>
              <text:p text:style-name="P2"><text:span text:style-name="T1">actor1</text:span></text:p>
            </draw:text-box>
          </draw:frame>
          <draw:frame draw:style-name="gr6" draw:text-style-name="P4" draw:layer="layout" svg:width="1.234cm" svg:height="0.727cm" svg:x="17.511cm" svg:y="10.434cm">
            <draw:text-box>
              <text:p text:style-name="P2"><text:span text:style-name="T2">t9:</text:span></text:p>
              <text:p text:style-name="P2"><text:span text:style-name="T2">cancel1</text:span></text:p>
            </draw:text-box>
          </draw:frame>
        </draw:g>
        <draw:frame draw:style-name="gr5" draw:text-style-name="P3" draw:layer="layout" svg:width="0.739cm" svg:height="0.489cm" svg:x="16.241cm" svg:y="12.431cm">
          <draw:text-box>
            <text:p text:style-name="P2"><text:span text:style-name="T1">p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7.9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emián Gutierrez</meta:initial-creator>
    <meta:creation-date>2008-03-31T11:29:31</meta:creation-date>
    <dc:creator>Demián Gutierrez</dc:creator>
    <dc:date>2008-07-22T12:47:01</dc:date>
    <meta:editing-cycles>94</meta:editing-cycles>
    <meta:editing-duration>P2DT4H59M15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ucidasans1" svg:font-family="Lucidasans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order-left="0.035cm solid #000000" fo:padding="0.049cm" fo:border-right="none" fo:border-top="0.035cm solid #000000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italic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35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ucida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35cm solid #000000" fo:border-left="0.035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italic" style:font-weight-complex="bold" style:text-emphasize="none" style:font-relief="none"/>
    </style:style>
    <style:style style:name="ce4" style:family="table-cell" style:parent-style-name="Default">
      <style:table-cell-properties fo:border-bottom="0.002cm solid #000000" fo:wrap-option="wrap" fo:border-left="0.002cm solid #000000" fo:padding="0.049cm" fo:border-right="0.035cm solid #000000" fo:border-top="0.035cm solid #000000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5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padding="0.049cm" fo:border-right="0.035cm solid #000000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37">
      <style:table-cell-properties fo:border-bottom="0.035cm solid #000000" fo:border-left="0.002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padding="0.049cm"/>
    </style:style>
    <style:style style:name="ce8" style:family="table-cell" style:parent-style-name="Default">
      <style:table-cell-properties fo:border-bottom="0.035cm solid #000000" fo:border-left="0.002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ucida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35cm solid #000000" fo:border-left="0.002cm solid #000000" fo:padding="0.049cm" fo:border-right="none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35cm solid #000000" fo:border-left="0.002cm solid #000000" fo:padding="0.049cm" fo:border-right="0.035cm solid #000000" fo:border-top="none"/>
      <style:text-properties style:use-window-font-color="true" style:text-outline="false" style:text-line-through-style="none" style:font-name="Bitstream Vera Sans" fo:font-size="8pt" fo:language="es" fo:country="VE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ucidasans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2" table:number-columns-repeated="4" table:default-cell-style-name="ce7"/>
        <table:table-row table:style-name="ro1">
          <table:table-cell table:style-name="ce1" office:value-type="string">
            <text:p>Proyecto:</text:p>
          </table:table-cell>
          <table:table-cell table:style-name="ce4" office:value-type="string" table:number-columns-spanned="5" table:number-rows-spanned="1">
            <text:p>NOMBRE DEL PROYECTO</text:p>
          </table:table-cell>
          <table:covered-table-cell table:number-columns-repeated="4"/>
        </table:table-row>
        <table:table-row table:style-name="ro2">
          <table:table-cell office:value-type="string">
            <text:p>Cliente:</text:p>
          </table:table-cell>
          <table:table-cell office:value-type="string" table:number-columns-spanned="5" table:number-rows-spanned="1">
            <text:p>NOMBRE DEL CLIENTE</text:p>
          </table:table-cell>
          <table:covered-table-cell table:number-columns-repeated="4"/>
        </table:table-row>
        <table:table-row table:style-name="ro2">
          <table:table-cell office:value-type="string">
            <text:p>Descripción:</text:p>
          </table:table-cell>
          <table:table-cell office:value-type="string" table:number-columns-spanned="5" table:number-rows-spanned="1">
            <text:p>DESCRIPCIÓN DEL DIAGRAMA</text:p>
          </table:table-cell>
          <table:covered-table-cell table:number-columns-repeated="4"/>
        </table:table-row>
        <table:table-row table:style-name="ro2">
          <table:table-cell table:style-name="ce3" office:value-type="string">
            <text:p>Fecha:</text:p>
          </table:table-cell>
          <table:table-cell table:style-name="ce6" office:value-type="string">
            <text:p>31/03/2008</text:p>
          </table:table-cell>
          <table:table-cell table:style-name="ce8" office:value-type="string">
            <text:p>Versión:</text:p>
          </table:table-cell>
          <table:table-cell table:style-name="ce9" office:value-type="string">
            <text:p>N/A</text:p>
          </table:table-cell>
          <table:table-cell table:style-name="ce8" office:value-type="string">
            <text:p>Nº Control:</text:p>
          </table:table-cell>
          <table:table-cell table:style-name="ce10" office:value-type="string">
            <text:p>N/A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ucidasans1" svg:font-family="Lucidasans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8">18/07/2008</text:date>, <text:time>01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